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492cm" style:use-optimal-column-width="false"/>
    </style:style>
    <style:style style:name="co2" style:family="table-column">
      <style:table-column-properties style:column-width="1.501cm" style:use-optimal-column-width="false"/>
    </style:style>
    <style:style style:name="ro1" style:family="table-row">
      <style:table-row-properties style:row-height="1.726cm"/>
    </style:style>
    <style:style style:name="ro2" style:family="table-row">
      <style:table-row-properties style:row-height="1.414cm"/>
    </style:style>
    <style:style style:name="ro3" style:family="table-row">
      <style:table-row-properties style:row-height="1.552cm"/>
    </style:style>
    <style:style style:name="ro4" style:family="table-row">
      <style:table-row-properties style:row-height="1.411cm"/>
    </style:style>
    <style:style style:name="ce1" style:family="table-cell">
      <style:text-properties style:text-line-through-style="none" style:text-line-through-type="none" style:font-name="Utopia" fo:font-size="10.5pt" style:text-underline-style="none" fo:font-weight="bold" style:font-size-asian="10.5pt" style:font-weight-asian="bold" style:font-size-complex="10.5pt" style:font-weight-complex="bold"/>
    </style:style>
    <style:style style:name="ce2" style:family="table-cell">
      <style:text-properties style:text-line-through-style="none" style:text-line-through-type="none" style:font-name="Utopia" fo:font-size="12pt" fo:text-shadow="none" style:text-underline-style="none" fo:font-weight="bold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text-line-through-style="none" style:text-line-through-type="none" style:font-name="Utopia" fo:font-size="10pt" style:text-underline-style="none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line-through-style="none" style:text-line-through-type="none" style:font-name="Utopia" fo:font-size="10.5pt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style:text-line-through-style="none" style:text-line-through-type="none" style:font-name="Utopia" fo:font-size="12pt" fo:text-shadow="none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Utopia" fo:font-size="10pt" style:text-underline-style="none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372cm" svg:height="13.172cm" svg:x="1.281cm" svg:y="1.1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">T1/</text:span></text:p>
                <text:p><text:span text:style-name="T1">T2</text:span></text:p>
              </table:table-cell>
              <table:table-cell>
                <text:p><text:span text:style-name="T1">Blur</text:span></text:p>
              </table:table-cell>
              <table:table-cell>
                <text:p><text:span text:style-name="T1">Noise</text:span></text:p>
              </table:table-cell>
              <table:table-cell>
                <text:p><text:span text:style-name="T1">Rot’d</text:span></text:p>
              </table:table-cell>
              <table:table-cell>
                <text:p><text:span text:style-name="T1">Shear</text:span></text:p>
              </table:table-cell>
              <table:table-cell>
                <text:p><text:span text:style-name="T1">Crop</text:span></text:p>
              </table:table-cell>
              <table:table-cell>
                <text:p><text:span text:style-name="T1">Occlude</text:span></text:p>
              </table:table-cell>
              <table:table-cell>
                <text:p><text:span text:style-name="T1">h-flip</text:span></text:p>
              </table:table-cell>
              <table:table-cell>
                <text:p><text:span text:style-name="T1">v-flip</text:span></text:p>
              </table:table-cell>
              <table:table-cell>
                <text:p><text:span text:style-name="T1">Brighten</text:span></text:p>
              </table:table-cell>
              <table:table-cell>
                <text:p><text:span text:style-name="T1">Darken</text:span></text:p>
              </table:table-cell>
              <table:table-cell>
                <text:p><text:span text:style-name="T1">Hist</text:span></text:p>
                <text:p><text:span text:style-name="T1">Eq</text:span></text:p>
              </table:table-cell>
              <table:table-cell>
                <text:p><text:span text:style-name="T1">Compress</text:span></text:p>
              </table:table-cell>
              <table:table-cell>
                <text:p><text:span text:style-name="T1">Decimate</text:span></text:p>
              </table:table-cell>
              <table:table-cell>
                <text:p><text:span text:style-name="T1">Up</text:span></text:p>
                <text:p><text:span text:style-name="T1">scale</text:span></text:p>
              </table:table-cell>
              <table:table-cell>
                <text:p><text:span text:style-name="T1">Downscale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RAW</text:span></text:p>
                <text:p><text:span text:style-name="T2">1792</text:span></text:p>
              </table:table-cell>
              <table:table-cell>
                <text:p text:style-name="P1"><text:span text:style-name="T3">27.1/</text:span></text:p>
                <text:p text:style-name="P1"><text:span text:style-name="T3">29.9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PCA</text:span></text:p>
                <text:p><text:span text:style-name="T2">1792</text:span></text:p>
              </table:table-cell>
              <table:table-cell>
                <text:p text:style-name="P1"><text:span text:style-name="T3">27.1/</text:span></text:p>
                <text:p text:style-name="P1"><text:span text:style-name="T3">29.9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PCA</text:span></text:p>
                <text:p><text:span text:style-name="T2">1024</text:span></text:p>
              </table:table-cell>
              <table:table-cell>
                <text:p text:style-name="P1"><text:span text:style-name="T3">20.5/</text:span></text:p>
                <text:p text:style-name="P1"><text:span text:style-name="T3">22.6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PCA</text:span></text:p>
                <text:p><text:span text:style-name="T2">512</text:span></text:p>
              </table:table-cell>
              <table:table-cell>
                <text:p text:style-name="P1"><text:span text:style-name="T3">14.4/</text:span></text:p>
                <text:p text:style-name="P1"><text:span text:style-name="T3">15.9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.01/</text:span></text:p>
                <text:p text:style-name="P1"><text:span text:style-name="T3">0.002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.02/</text:span></text:p>
                <text:p text:style-name="P1"><text:span text:style-name="T3">0.006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.008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.33/</text:span></text:p>
                <text:p text:style-name="P1"><text:span text:style-name="T3">0.04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</table:table-row>
            <table:table-row table:style-name="ro3" table:default-cell-style-name="ce3">
              <table:table-cell table:style-name="ce2">
                <text:p><text:span text:style-name="T2">PCA</text:span></text:p>
                <text:p><text:span text:style-name="T2">256</text:span></text:p>
              </table:table-cell>
              <table:table-cell>
                <text:p text:style-name="P1"><text:span text:style-name="T3">10.1/</text:span></text:p>
                <text:p text:style-name="P1"><text:span text:style-name="T3">11.2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.67/</text:span></text:p>
                <text:p text:style-name="P1"><text:span text:style-name="T3">0.18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.99/</text:span></text:p>
                <text:p text:style-name="P1"><text:span text:style-name="T3">0.7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.11/</text:span></text:p>
                <text:p text:style-name="P1"><text:span text:style-name="T3">0.03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0.01/</text:span></text:p>
                <text:p text:style-name="P1"><text:span text:style-name="T3">0.004</text:span></text:p>
              </table:table-cell>
              <table:table-cell>
                <text:p text:style-name="P1"><text:span text:style-name="T3">0.02/</text:span></text:p>
                <text:p text:style-name="P1"><text:span text:style-name="T3">0</text:span></text:p>
              </table:table-cell>
              <table:table-cell>
                <text:p text:style-name="P1"><text:span text:style-name="T3">0.004/</text:span></text:p>
                <text:p text:style-name="P1"><text:span text:style-name="T3">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PCA</text:span></text:p>
                <text:p><text:span text:style-name="T2">128</text:span></text:p>
              </table:table-cell>
              <table:table-cell>
                <text:p text:style-name="P1"><text:span text:style-name="T3">7.0/</text:span></text:p>
                <text:p text:style-name="P1"><text:span text:style-name="T3">7.9</text:span></text:p>
              </table:table-cell>
              <table:table-cell>
                <text:p text:style-name="P1"><text:span text:style-name="T3">0.91/</text:span></text:p>
                <text:p text:style-name="P1"><text:span text:style-name="T3">0.16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0.99/</text:span></text:p>
                <text:p text:style-name="P1"><text:span text:style-name="T3">0.35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0.90</text:span></text:p>
              </table:table-cell>
              <table:table-cell>
                <text:p text:style-name="P1"><text:span text:style-name="T3">0.97/</text:span></text:p>
                <text:p text:style-name="P1"><text:span text:style-name="T3">0.56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0.87</text:span></text:p>
              </table:table-cell>
              <table:table-cell>
                <text:p text:style-name="P1"><text:span text:style-name="T3">1.0/</text:span></text:p>
                <text:p text:style-name="P1"><text:span text:style-name="T3">0.95</text:span></text:p>
              </table:table-cell>
              <table:table-cell>
                <text:p text:style-name="P1"><text:span text:style-name="T3">0.98/</text:span></text:p>
                <text:p text:style-name="P1"><text:span text:style-name="T3">0.53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PCA</text:span></text:p>
                <text:p><text:span text:style-name="T2">64</text:span></text:p>
              </table:table-cell>
              <table:table-cell>
                <text:p text:style-name="P1"><text:span text:style-name="T3">4.9/</text:span></text:p>
                <text:p text:style-name="P1"><text:span text:style-name="T3">5.5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0.98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0.22/</text:span></text:p>
                <text:p text:style-name="P1"><text:span text:style-name="T3">0.08</text:span></text:p>
              </table:table-cell>
              <table:table-cell>
                <text:p text:style-name="P1"><text:span text:style-name="T3">0.98/</text:span></text:p>
                <text:p text:style-name="P1"><text:span text:style-name="T3">0.36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</table:table-row>
            <table:table-row table:style-name="ro4" table:default-cell-style-name="ce3">
              <table:table-cell table:style-name="ce2">
                <text:p><text:span text:style-name="T2">PCA</text:span></text:p>
                <text:p><text:span text:style-name="T2">32</text:span></text:p>
              </table:table-cell>
              <table:table-cell>
                <text:p text:style-name="P1"><text:span text:style-name="T3">3.1/</text:span></text:p>
                <text:p text:style-name="P1"><text:span text:style-name="T3">3.7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1.0/</text:span></text:p>
                <text:p text:style-name="P1"><text:span text:style-name="T3">1.0</text:span></text:p>
              </table:table-cell>
              <table:table-cell>
                <text:p text:style-name="P1"><text:span text:style-name="T3">0.09/</text:span></text:p>
                <text:p text:style-name="P1"><text:span text:style-name="T3">0</text:span></text:p>
              </table:table-cell>
              <table:table-cell>
                <text:p text:style-name="P1"><text:span text:style-name="T3">1.0/</text:span></text:p>
                <text:p text:style-name="P1"><text:span text:style-name="T3">0.1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1.463cm" svg:height="2.052cm" svg:x="3.413cm" svg:y="14.497cm">
          <draw:text-box>
            <text:p text:style-name="P1"><text:span text:style-name="T4">Table 1a.</text:span></text:p>
            <text:p><text:span text:style-name="T5">A revised Table 1. <text:s/>The data set to train transform matrix </text:span><text:span text:style-name="T5">used to transform the feature vectors is expanded from </text:span><text:span text:style-name="T5">500 to 4000 images – that is, the number of images used </text:span><text:span text:style-name="T5">to form the covariance matrix upon which the svd </text:span><text:span text:style-name="T5">decomposition is performed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9:09:51.675423722</meta:creation-date>
    <dc:date>2019-05-14T12:44:39.597353377</dc:date>
    <meta:editing-duration>PT8M50S</meta:editing-duration>
    <meta:editing-cycles>3</meta:editing-cycles>
    <meta:generator>LibreOffice/5.2.7.2$Linux_X86_64 LibreOffice_project/20m0$Build-2</meta:generator>
    <meta:document-statistic meta:object-count="2"/>
  </office:meta>
</office:document-meta>
</file>